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222222" fo:letter-spacing="normal"/>
    </style:style>
    <style:style style:name="P2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222222" style:font-name="Helvetica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222222" fo:font-size="16pt" fo:letter-spacing="normal" officeooo:rsid="00136221" officeooo:paragraph-rsid="00136221" style:font-size-asian="16pt" style:font-size-complex="16pt"/>
    </style:style>
    <style:style style:name="P4" style:family="paragraph" style:parent-style-name="Text_20_body">
      <style:paragraph-properties fo:margin-left="0cm" fo:margin-right="0cm" style:line-height-at-least="0.503cm" fo:widows="1" fo:text-indent="0cm" style:auto-text-indent="false"/>
    </style:style>
    <style:style style:name="T1" style:family="text">
      <style:text-properties style:font-name="Helvetica" fo:font-size="10.5pt" fo:font-style="normal" fo:font-weight="normal"/>
    </style:style>
    <style:style style:name="T2" style:family="text">
      <style:text-properties style:font-name="Helvetica" fo:font-size="10.5pt" fo:font-style="normal" fo:font-weight="normal" officeooo:rsid="00117946"/>
    </style:style>
    <style:style style:name="T3" style:family="text">
      <style:text-properties style:font-name="Helvetica" fo:font-size="10.5pt" fo:font-style="normal" fo:font-weight="bold" style:font-weight-asian="bold" style:font-weight-complex="bold"/>
    </style:style>
    <style:style style:name="T4" style:family="text">
      <style:text-properties style:font-name="Helvetica" fo:font-size="10.5pt" fo:font-style="italic" fo:font-weight="normal" style:font-style-asian="italic" style:font-style-complex="italic"/>
    </style:style>
    <style:style style:name="T5" style:family="text">
      <style:text-properties style:font-name="Helvetica" fo:font-size="10.5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222222" style:font-name="Helvetica" fo:font-size="10.5pt" fo:letter-spacing="normal" fo:font-style="normal" fo:font-weight="normal"/>
    </style:style>
    <style:style style:name="T7" style:family="text">
      <style:text-properties fo:font-variant="normal" fo:text-transform="none" fo:color="#222222" style:font-name="Helvetica" fo:font-size="10.5pt" fo:letter-spacing="normal" fo:font-style="normal" fo:font-weight="normal" officeooo:rsid="001179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venda de Veículos</text:p>
      <text:p text:style-name="P1"/>
      <text:p text:style-name="P1"><text:span text:style-name="T10"> </text:span><text:span text:style-name="T5">Requisitos funcionais</text:span><text:span text:style-name="T1"><text:line-break/></text:span><text:span text:style-name="T3">Nº Requisito Descrição</text:span><text:span text:style-name="T1"><text:line-break/>RF01 Manter cadastro de veículos <text:line-break/>RF02 Manter cadastro de funcionários <text:line-break/>RF03 Manter cadastro de clientes<text:line-break/>RF04 Manter cadastro de categorias de veículos <text:line-break/>RF0</text:span><text:span text:style-name="T2">5 </text:span><text:span text:style-name="T1">Registrar a retirada de veículos <text:line-break/>RF0</text:span><text:span text:style-name="T2">6</text:span><text:span text:style-name="T1"> Manter o cadastro das formas de pagamento <text:line-break/>RF0</text:span><text:span text:style-name="T2">7</text:span><text:span text:style-name="T1"> Registrar venda de veículos <text:s text:c="2"/><text:line-break/>RF</text:span><text:span text:style-name="T2">08 </text:span><text:span text:style-name="T1">Gerar comprovante de retirada de veículo <text:line-break/>RF</text:span><text:span text:style-name="T2">09</text:span><text:span text:style-name="T1"> Gerar relatório de vendas e financiamentos <text:line-break/>RF1</text:span><text:span text:style-name="T2">0</text:span><text:span text:style-name="T1"> Gerar relatório diariamente de clientes em débito <text:line-break/>RF1</text:span><text:span text:style-name="T2">1</text:span><text:span text:style-name="T1"> Permitir a simulação de financiamento <text:line-break/>RF</text:span><text:span text:style-name="T2">12</text:span><text:span text:style-name="T1"> Permitir a inserção de interesses dos clientes <text:line-break/>RF</text:span><text:span text:style-name="T2">13</text:span><text:span text:style-name="T1"> Permitir o envio de email para clientes <text:line-break/>RF</text:span><text:span text:style-name="T2">14</text:span><text:span text:style-name="T1"> Gerar relatório de interesses de clientes em veículos <text:line-break/>RF</text:span><text:span text:style-name="T2">15</text:span><text:span text:style-name="T1"> Permitir a autenticação por meio de login</text:span></text:p>
      <text:p text:style-name="P2">5.3.2 <text:span text:style-name="T8">Requisitos não funcionais</text:span></text:p>
      <text:p text:style-name="P2">Nº Descrição<text:line-break/>RNF01 O sistema deve ser desenvolvido utilizando arquitetura web.<text:line-break/>RNF02 O sistema deve ser desenvolvido utilizando a linguagem JAVA.<text:line-break/>RNF03 O sistema deve suportar até 100 clientes simultaneamente.<text:line-break/>RNF04 O tempo de resposta para qualquer função do sistema não deve superar 10 segundos.<text:line-break/>RNF05 O SGDB utilizado deve ser MySql.</text:p>
      <text:p text:style-name="P2">5.4 <text:span text:style-name="T8">DESCRIÇÕES DAS REGRAS DE NEGÓCIO</text:span></text:p>
      <text:p text:style-name="P4"><text:span text:style-name="T6">Nº Descrição<text:line-break/>RN01 O valor da entrada do financiamento deve ser no mínimo 20% para um prazo de 24 a 36 meses, 30% de 36 a 48 meses e 60% de 48 a 60 meses.<text:line-break/>RN02 A taxa de juros do financiamento deve ser verificada para o banco escolhido para o financiamento.<text:line-break/></text:span><text:span text:style-name="T7">RN03 O cliente tem o prazo de 7 dias para arrependi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01:08:08.593000000</meta:creation-date>
    <dc:date>2016-02-25T01:45:01.870000000</dc:date>
    <meta:editing-duration>PT26M42S</meta:editing-duration>
    <meta:editing-cycles>2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6" meta:word-count="235" meta:character-count="1459" meta:non-whitespace-character-count="1214"/>
  </office:meta>
</office:document-meta>
</file>